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80000004BCD973B6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2.053cm" svg:y="0.116cm" svg:width="4.868cm" svg:height="1.984cm" draw:z-index="0"><draw:image xlink:href="Pictures/10000000000000B80000004BCD973B69.jpg" xlink:type="simple" xlink:show="embed" xlink:actuate="onLoad"/></draw:frame></text:p>
      <text:p text:style-name="Standard"/>
      <text:p text:style-name="P1"><text:span text:style-name="T1">Le :</text:span> __c8o_date<text:tab/><text:tab/></text:p>
      <text:p text:style-name="P1"/>
      <text:p text:style-name="P2"/>
      <text:p text:style-name="P2"/>
      <text:p text:style-name="P2"><text:tab/><text:span text:style-name="T1">Objet :</text:span> __c8o_objet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__c8o_texte</text:p>
          </table:table-cell>
        </table:table-row>
        <table:table-row>
          <table:table-cell table:style-name="Tableau1.A1" office:value-type="string">
            <text:p text:style-name="P3">__c8o_signatur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égory VORBE</meta:initial-creator>
    <meta:creation-date>2022-11-23T11:47:20.40</meta:creation-date>
    <dc:date>2022-11-23T16:39:46.89</dc:date>
    <dc:creator>Grégory VORBE</dc:creator>
    <meta:editing-duration>PT10M59S</meta:editing-duration>
    <meta:editing-cycles>6</meta:editing-cycles>
    <meta:generator>OpenOffice/4.1.13$Win32 OpenOffice.org_project/4113m1$Build-9810</meta:generator>
    <meta:document-statistic meta:table-count="1" meta:image-count="1" meta:object-count="0" meta:page-count="1" meta:paragraph-count="4" meta:word-count="8" meta:character-count="63"/>
  </office:meta>
</office:document-meta>
</file>